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2.092cm"/>
    </style:style>
    <style:style style:name="co4" style:family="table-column">
      <style:table-column-properties fo:break-before="auto" style:column-width="3.7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a de Fitness para D = 10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10</text:p>
          </table:table-cell>
          <table:covered-table-cell table:number-columns-repeated="5" table:style-name="ce4"/>
          <table:table-cell table:number-columns-repeated="1011"/>
        </table:table-row>
        <table:table-row table:style-name="ro1">
          <table:table-cell table:style-name="ce2" office:value-type="string" calcext:value-type="string">
            <text:p>Función</text:p>
          </table:table-cell>
          <table:table-cell table:style-name="ce2" office:value-type="string" calcext:value-type="string">
            <text:p>Mejor</text:p>
          </table:table-cell>
          <table:table-cell table:style-name="ce2" office:value-type="string" calcext:value-type="string">
            <text:p>Peor</text:p>
          </table:table-cell>
          <table:table-cell table:style-name="ce2" office:value-type="string" calcext:value-type="string">
            <text:p>Promedi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Desviación Estándar</text:p>
          </table:table-cell>
          <table:table-cell/>
          <table:table-cell table:style-name="ce2" office:value-type="string" calcext:value-type="string">
            <text:p>Función</text:p>
          </table:table-cell>
          <table:table-cell table:style-name="ce2" office:value-type="string" calcext:value-type="string">
            <text:p>Mejor</text:p>
          </table:table-cell>
          <table:table-cell table:style-name="ce2" office:value-type="string" calcext:value-type="string">
            <text:p>Peor</text:p>
          </table:table-cell>
          <table:table-cell table:style-name="ce2" office:value-type="string" calcext:value-type="string">
            <text:p>Promedio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Desviación Estándar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F1</text:p>
          </table:table-cell>
          <table:table-cell table:style-name="ce2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F2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F2</text:p>
          </table:table-cell>
          <table:table-cell table:style-name="ce2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F3</text:p>
          </table:table-cell>
          <table:table-cell table:style-name="ce2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F4</text:p>
          </table:table-cell>
          <table:table-cell table:style-name="ce2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F5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F5</text:p>
          </table:table-cell>
          <table:table-cell table:style-name="ce2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F6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F6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SUBTOTAL(101;[$Hoja1.$B$3:.$B$8])" office:value-type="string" office:string-value="" calcext:value-type="error">
            <text:p>#¡DIV/0!</text:p>
          </table:table-cell>
          <table:table-cell table:style-name="ce3" table:formula="of:=SUBTOTAL(101;[$Hoja1.$C$3:.$C$8])" office:value-type="string" office:string-value="" calcext:value-type="error">
            <text:p>#¡DIV/0!</text:p>
          </table:table-cell>
          <table:table-cell table:style-name="ce3" table:formula="of:=SUBTOTAL(101;[$Hoja1.$D$3:.$D$8])" office:value-type="string" office:string-value="" calcext:value-type="error">
            <text:p>#¡DIV/0!</text:p>
          </table:table-cell>
          <table:table-cell table:style-name="ce3" table:formula="of:=SUBTOTAL(101;[$Hoja1.$E$3:.$E$8])" office:value-type="string" office:string-value="" calcext:value-type="error">
            <text:p>#¡DIV/0!</text:p>
          </table:table-cell>
          <table:table-cell table:style-name="ce3" table:formula="of:=SUBTOTAL(101;[$Hoja1.$F$3:.$F$8])" office:value-type="string" office:string-value="" calcext:value-type="error">
            <text:p>#¡DIV/0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SUBTOTAL(101;[$Hoja1.$I$3:.$I$8])" office:value-type="string" office:string-value="" calcext:value-type="error">
            <text:p>#¡DIV/0!</text:p>
          </table:table-cell>
          <table:table-cell table:style-name="ce3" table:formula="of:=SUBTOTAL(101;[$Hoja1.$J$3:.$J$8])" office:value-type="string" office:string-value="" calcext:value-type="error">
            <text:p>#¡DIV/0!</text:p>
          </table:table-cell>
          <table:table-cell table:style-name="ce3" table:formula="of:=SUBTOTAL(101;[$Hoja1.$K$3:.$K$8])" office:value-type="string" office:string-value="" calcext:value-type="error">
            <text:p>#¡DIV/0!</text:p>
          </table:table-cell>
          <table:table-cell table:style-name="ce3" table:formula="of:=SUBTOTAL(101;[$Hoja1.$L$3:.$L$8])" office:value-type="string" office:string-value="" calcext:value-type="error">
            <text:p>#¡DIV/0!</text:p>
          </table:table-cell>
          <table:table-cell table:style-name="ce3" table:formula="of:=SUBTOTAL(101;[$Hoja1.$M$3:.$M$8])" office:value-type="string" office:string-value="" calcext:value-type="error">
            <text:p>#¡DIV/0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1" table:target-range-address="Hoja1.A2:Hoja1.F9" table:display-filter-buttons="true"/>
        <table:database-range table:name="Tabla14" table:target-range-address="Hoja1.H2:Hoja1.M9" table:display-filter-buttons="true"/>
        <table:database-range table:name="Tabla259" table:target-range-address="Hoja1.H11:Hoja1.M19" table:display-filter-buttons="true"/>
        <table:database-range table:name="Tabla27" table:target-range-address="Hoja1.A11:Hoja1.F20" table:display-filter-buttons="true">
          <table:filter>
            <table:filter-and>
              <table:filter-condition table:data-type="number" table:value="" table:operator="empty" table:field-number="0"/>
              <table:filter-condition table:data-type="number" table:value="" table:operator="empty" table:field-number="1"/>
              <table:filter-condition table:data-type="number" table:value="" table:operator="empty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2" style:volatile="true">
      <number:text> </number:text>
      <number:currency-symbol/>
      <number:fill-character> </number:fill-character>
      <number:text>-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e hernandez</meta:initial-creator>
    <meta:print-date>2022-03-03T04:33:11</meta:print-date>
    <meta:creation-date>2022-03-03T04:24:31</meta:creation-date>
    <dc:date>2022-05-25T16:01:56.744306856</dc:date>
    <meta:generator>LibreOffice/7.2.3.2$Linux_X86_64 LibreOffice_project/20$Build-2</meta:generator>
    <meta:editing-duration>PT4M34S</meta:editing-duration>
    <meta:editing-cycles>2</meta:editing-cycles>
    <meta:document-statistic meta:table-count="1" meta:cell-count="38" meta:object-count="0"/>
    <meta:user-defined meta:name="AppVersion">16.0300</meta:user-defined>
  </office:meta>
</office:document-meta>
</file>